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LORED" style:family="text">
      <style:text-properties fo:background-color="#3deb3d" fo:font-weight="bold" style:font-weight-asian="bold" style:font-weight-complex="bold"/>
    </style:style>
    <style:style style:name="COLORED2" style:family="text">
      <style:text-properties fo:background-color="#00FF00" fo:font-weight="bold" style:font-weight-asian="bold" style:font-weight-complex="bol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"/>
    <style:style style:name="P3" style:family="paragraph" style:parent-style-name="Standard" style:list-style-name="L3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Table_20_Contents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ullet_20_Symbols" style:num-prefix="b_" style:num-suffix="_a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_" style:num-suffix="_a" style:num-format="1" text:start-value="2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_" style:num-suffix="_a" style:num-format="1" text:start-value="2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_" style:num-suffix="_a" style:num-format="1" text:start-value="20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_" style:num-suffix="_a" style:num-format="1" text:start-value="20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_" style:num-suffix="_a" style:num-format="1" text:start-value="20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_" style:num-suffix="_a" style:num-format="1" text:start-value="20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_" style:num-suffix="_a" style:num-format="1" text:start-value="20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_" style:num-suffix="_a" style:num-format="1" text:start-value="20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_" style:num-suffix="_a" style:num-format="1" text:start-value="2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bullet text:level="1" text:style-name="Bullet_20_Symbols" text:bullet-char="©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ώ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©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©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©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©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©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©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©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1<text:span text:style-name="COLORED">2<text:span text:style-name="COLORED">3</text:span>4</text:span>5</text:p>
      <!-- 2 nested spans -->
      <text:p>1<text:span text:style-name="COLORED">2</text:span>3<text:span text:style-name="COLORED">4</text:span>5</text:p>
      <!-- 4 split - 2 spans -->
      <text:p text:style-name="P1">6.<text:span text:style-name="COLORED">  			</text:span> <text:span text:style-name="COLORED"> 		
			</text:span></text:p>
      <text:p text:style-name="P1"><text:span> 		
			</text:span>	<text:span>		
			</text:span> ListItem – expected: 6.<text:span text:style-name="COLORED">  			</text:span> <text:span text:style-name="COLORED"> 		
			</text:span></text:p>
      <text:p>1<text:span text:style-name="COLORED">2<text:line-break/>4</text:span>5</text:p>
      <!-- 2 split - span content includes element component -->
      <text:p text:style-name="Standard">w<text:span text:style-name="COLORED"> </text:span>xyz</text:p>
      <!-- 2 split -->
      <text:p text:style-name="Standard"><text:span text:style-name="COLORED"><text:s/></text:span>xyz</text:p>
      <!-- 1 split - 2nd -->
      <text:p text:style-name="Standard"><text:span text:style-name="COLORED">abc</text:span></text:p>
      <!-- full embrace - 0 split -->
      <text:p text:style-name="Standard">abc <text:span text:style-name="COLORED">span</text:span>!</text:p>
      <!-- 2 split -->
      <text:p text:style-name="Standard"><text:span text:style-name="COLORED">span</text:span>123</text:p>
      <!-- 1 split 1st -->
      <text:p text:style-name="Standard"><text:span text:style-name="COLORED">ODF</text:span><text:span text:style-name="COLORED2">DOM</text:span> in mixed attributes</text:p>
      <text:p text:style-name="Default_20_Text"/>
      <text:p>1<text:span text:style-name="COLORED">2<text:line-break/>3</text:span>4</text:p>
      <text:p text:style-name="Standard">			
				<text:span text:style-name="COLORED"/>def</text:p>
      <text:p text:style-name="Standard"/>
      <text:p text:style-name="P1"> ghi<text:span text:style-name="COLORED">  			</text:span> <text:span> 		
					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Numbering_20_1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2:42:11.73</meta:creation-date>
    <dc:date>2013-02-01T21:20:49.74</dc:date>
    <meta:editing-duration>PT4H30M20S</meta:editing-duration>
    <meta:editing-cycles>8</meta:editing-cycles>
    <meta:generator>OpenOffice.org/3.4.1$Win32 OpenOffice.org_project/341m1$Build-9593</meta:generator>
    <meta:document-statistic meta:table-count="3" meta:image-count="0" meta:object-count="0" meta:page-count="1" meta:paragraph-count="43" meta:word-count="142" meta:character-count="696"/>
  </office:meta>
</office:document-meta>
</file>